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70.36pt"/>
    </style:style>
    <style:style style:name="co5" style:family="table-column">
      <style:table-column-properties fo:break-before="auto" style:column-width="54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4.65pt"/>
    </style:style>
    <style:style style:name="co8" style:family="table-column">
      <style:table-column-properties fo:break-before="auto" style:column-width="59.05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3.66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23.64pt"/>
    </style:style>
    <style:style style:name="co14" style:family="table-column">
      <style:table-column-properties fo:break-before="auto" style:column-width="29.06pt"/>
    </style:style>
    <style:style style:name="co15" style:family="table-column">
      <style:table-column-properties fo:break-before="auto" style:column-width="81.84pt"/>
    </style:style>
    <style:style style:name="co16" style:family="table-column">
      <style:table-column-properties fo:break-before="auto" style:column-width="50.06pt"/>
    </style:style>
    <style:style style:name="co17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2e0ae" fo:border="0.06pt solid #000000"/>
    </style:style>
    <style:style style:name="ce2" style:family="table-cell" style:parent-style-name="Default" style:data-style-name="N99">
      <style:table-cell-properties fo:background-color="#c2e0ae" fo:border="0.06pt solid #000000"/>
    </style:style>
    <style:style style:name="ce5" style:family="table-cell" style:parent-style-name="Default">
      <style:table-cell-properties fo:background-color="#e0efd4" fo:border="0.06pt solid #000000"/>
    </style:style>
    <style:style style:name="ce6" style:family="table-cell" style:parent-style-name="Default" style:data-style-name="N99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4000-256-rock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sockets|BIND:true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29.963357" calcext:value-type="float">
            <text:p>29.963357</text:p>
          </table:table-cell>
          <table:table-cell office:value-type="float" office:value="31.028854" calcext:value-type="float">
            <text:p>31.028854</text:p>
          </table:table-cell>
          <table:table-cell office:value-type="float" office:value="30.254354" calcext:value-type="float">
            <text:p>30.254354</text:p>
          </table:table-cell>
          <table:table-cell office:value-type="float" office:value="29.680355" calcext:value-type="float">
            <text:p>29.680355</text:p>
          </table:table-cell>
          <table:table-cell office:value-type="float" office:value="29.653929" calcext:value-type="float">
            <text:p>29.653929</text:p>
          </table:table-cell>
          <table:table-cell table:formula="of:=AVERAGE([.D2:.H2])" office:value-type="float" office:value="30.1161698" calcext:value-type="float">
            <text:p>30.1161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2.03303" calcext:value-type="float">
            <text:p>32.03303</text:p>
          </table:table-cell>
          <table:table-cell office:value-type="float" office:value="32.596563" calcext:value-type="float">
            <text:p>32.596563</text:p>
          </table:table-cell>
          <table:table-cell office:value-type="float" office:value="31.696081" calcext:value-type="float">
            <text:p>31.696081</text:p>
          </table:table-cell>
          <table:table-cell office:value-type="float" office:value="30.359218" calcext:value-type="float">
            <text:p>30.359218</text:p>
          </table:table-cell>
          <table:table-cell office:value-type="float" office:value="30.49653" calcext:value-type="float">
            <text:p>30.49653</text:p>
          </table:table-cell>
          <table:table-cell table:formula="of:=AVERAGE([.D3:.H3])" office:value-type="float" office:value="31.4362844" calcext:value-type="float">
            <text:p>31.4362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2.15851" calcext:value-type="float">
            <text:p>32.15851</text:p>
          </table:table-cell>
          <table:table-cell office:value-type="float" office:value="31.147266" calcext:value-type="float">
            <text:p>31.147266</text:p>
          </table:table-cell>
          <table:table-cell office:value-type="float" office:value="32.392957" calcext:value-type="float">
            <text:p>32.392957</text:p>
          </table:table-cell>
          <table:table-cell office:value-type="float" office:value="32.244415" calcext:value-type="float">
            <text:p>32.244415</text:p>
          </table:table-cell>
          <table:table-cell office:value-type="float" office:value="33.099872" calcext:value-type="float">
            <text:p>33.099872</text:p>
          </table:table-cell>
          <table:table-cell table:formula="of:=AVERAGE([.D4:.H4])" office:value-type="float" office:value="32.208604" calcext:value-type="float">
            <text:p>32.208604</text:p>
          </table:table-cell>
        </table:table-row>
        <table:table-row table:style-name="ro1">
          <table:table-cell office:value-type="string" calcext:value-type="string">
            <text:p>PLACES:cores|BIND:true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30.418718" calcext:value-type="float">
            <text:p>30.418718</text:p>
          </table:table-cell>
          <table:table-cell office:value-type="float" office:value="30.430063" calcext:value-type="float">
            <text:p>30.430063</text:p>
          </table:table-cell>
          <table:table-cell office:value-type="float" office:value="30.060639" calcext:value-type="float">
            <text:p>30.060639</text:p>
          </table:table-cell>
          <table:table-cell office:value-type="float" office:value="30.415946" calcext:value-type="float">
            <text:p>30.415946</text:p>
          </table:table-cell>
          <table:table-cell office:value-type="float" office:value="30.08476" calcext:value-type="float">
            <text:p>30.08476</text:p>
          </table:table-cell>
          <table:table-cell table:formula="of:=AVERAGE([.D5:.H5])" office:value-type="float" office:value="30.2820252" calcext:value-type="float">
            <text:p>30.2820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0.344896" calcext:value-type="float">
            <text:p>30.344896</text:p>
          </table:table-cell>
          <table:table-cell office:value-type="float" office:value="30.370489" calcext:value-type="float">
            <text:p>30.370489</text:p>
          </table:table-cell>
          <table:table-cell office:value-type="float" office:value="30.112048" calcext:value-type="float">
            <text:p>30.112048</text:p>
          </table:table-cell>
          <table:table-cell office:value-type="float" office:value="30.639155" calcext:value-type="float">
            <text:p>30.639155</text:p>
          </table:table-cell>
          <table:table-cell office:value-type="float" office:value="31.730226" calcext:value-type="float">
            <text:p>31.730226</text:p>
          </table:table-cell>
          <table:table-cell table:formula="of:=AVERAGE([.D6:.H6])" office:value-type="float" office:value="30.6393628" calcext:value-type="float">
            <text:p>30.639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2.254175" calcext:value-type="float">
            <text:p>32.254175</text:p>
          </table:table-cell>
          <table:table-cell office:value-type="float" office:value="30.273686" calcext:value-type="float">
            <text:p>30.273686</text:p>
          </table:table-cell>
          <table:table-cell office:value-type="float" office:value="30.65288" calcext:value-type="float">
            <text:p>30.65288</text:p>
          </table:table-cell>
          <table:table-cell office:value-type="float" office:value="30.915858" calcext:value-type="float">
            <text:p>30.915858</text:p>
          </table:table-cell>
          <table:table-cell office:value-type="float" office:value="31.568272" calcext:value-type="float">
            <text:p>31.568272</text:p>
          </table:table-cell>
          <table:table-cell table:formula="of:=AVERAGE([.D7:.H7])" office:value-type="float" office:value="31.1329742" calcext:value-type="float">
            <text:p>31.132974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29.843718" calcext:value-type="float">
            <text:p>29.843718</text:p>
          </table:table-cell>
          <table:table-cell office:value-type="float" office:value="30.093305" calcext:value-type="float">
            <text:p>30.093305</text:p>
          </table:table-cell>
          <table:table-cell office:value-type="float" office:value="29.746152" calcext:value-type="float">
            <text:p>29.746152</text:p>
          </table:table-cell>
          <table:table-cell office:value-type="float" office:value="30.32064" calcext:value-type="float">
            <text:p>30.32064</text:p>
          </table:table-cell>
          <table:table-cell office:value-type="float" office:value="29.65224" calcext:value-type="float">
            <text:p>29.65224</text:p>
          </table:table-cell>
          <table:table-cell table:formula="of:=AVERAGE([.D8:.H8])" office:value-type="float" office:value="29.931211" calcext:value-type="float">
            <text:p>29.931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0.941831" calcext:value-type="float">
            <text:p>30.941831</text:p>
          </table:table-cell>
          <table:table-cell office:value-type="float" office:value="33.04429" calcext:value-type="float">
            <text:p>33.04429</text:p>
          </table:table-cell>
          <table:table-cell office:value-type="float" office:value="30.829596" calcext:value-type="float">
            <text:p>30.829596</text:p>
          </table:table-cell>
          <table:table-cell office:value-type="float" office:value="31.704997" calcext:value-type="float">
            <text:p>31.704997</text:p>
          </table:table-cell>
          <table:table-cell office:value-type="float" office:value="31.337257" calcext:value-type="float">
            <text:p>31.337257</text:p>
          </table:table-cell>
          <table:table-cell table:formula="of:=AVERAGE([.D9:.H9])" office:value-type="float" office:value="31.5715942" calcext:value-type="float">
            <text:p>31.57159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1.016734" calcext:value-type="float">
            <text:p>31.016734</text:p>
          </table:table-cell>
          <table:table-cell office:value-type="float" office:value="31.178773" calcext:value-type="float">
            <text:p>31.178773</text:p>
          </table:table-cell>
          <table:table-cell office:value-type="float" office:value="32.299165" calcext:value-type="float">
            <text:p>32.299165</text:p>
          </table:table-cell>
          <table:table-cell office:value-type="float" office:value="30.913171" calcext:value-type="float">
            <text:p>30.913171</text:p>
          </table:table-cell>
          <table:table-cell office:value-type="float" office:value="31.205974" calcext:value-type="float">
            <text:p>31.205974</text:p>
          </table:table-cell>
          <table:table-cell table:formula="of:=AVERAGE([.D10:.H10])" office:value-type="float" office:value="31.3227634" calcext:value-type="float">
            <text:p>31.3227634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k 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gma for en segundo for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NO MAV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ockets, true</text:p>
          </table:table-cell>
          <table:table-cell table:style-name="ce1" office:value-type="string" calcext:value-type="string">
            <text:p>cores, 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2 threads</text:p>
          </table:table-cell>
          <table:table-cell table:style-name="ce1" office:value-type="float" office:value="30.1161698" calcext:value-type="float">
            <text:p>30.1161698</text:p>
          </table:table-cell>
          <table:table-cell table:style-name="ce1" office:value-type="float" office:value="30.2820252" calcext:value-type="float">
            <text:p>30.2820252</text:p>
          </table:table-cell>
          <table:table-cell table:style-name="ce1" office:value-type="float" office:value="29.931211" calcext:value-type="float">
            <text:p>29.9312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4 threads</text:p>
          </table:table-cell>
          <table:table-cell table:style-name="ce1" office:value-type="float" office:value="31.4362844" calcext:value-type="float">
            <text:p>31.4362844</text:p>
          </table:table-cell>
          <table:table-cell table:style-name="ce1" office:value-type="float" office:value="30.6393628" calcext:value-type="float">
            <text:p>30.6393628</text:p>
          </table:table-cell>
          <table:table-cell table:style-name="ce1" office:value-type="float" office:value="31.5715942" calcext:value-type="float">
            <text:p>31.57159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8 threads</text:p>
          </table:table-cell>
          <table:table-cell table:style-name="ce1" office:value-type="float" office:value="32.208604" calcext:value-type="float">
            <text:p>32.208604</text:p>
          </table:table-cell>
          <table:table-cell table:style-name="ce1" office:value-type="float" office:value="31.1329742" calcext:value-type="float">
            <text:p>31.1329742</text:p>
          </table:table-cell>
          <table:table-cell table:style-name="ce1" office:value-type="float" office:value="31.3227634" calcext:value-type="float">
            <text:p>31.3227634</text:p>
          </table:table-cell>
          <table:table-cell table:number-columns-repeated="3"/>
        </table:table-row>
      </table:table>
      <table:table table:name="4000-128-pulqui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4000-1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0.773242" calcext:value-type="float">
            <text:p>10.773242</text:p>
          </table:table-cell>
          <table:table-cell office:value-type="float" office:value="10.478387" calcext:value-type="float">
            <text:p>10.478387</text:p>
          </table:table-cell>
          <table:table-cell office:value-type="float" office:value="9.896902" calcext:value-type="float">
            <text:p>9.896902</text:p>
          </table:table-cell>
          <table:table-cell office:value-type="float" office:value="9.44618" calcext:value-type="float">
            <text:p>9.44618</text:p>
          </table:table-cell>
          <table:table-cell office:value-type="float" office:value="9.412745" calcext:value-type="float">
            <text:p>9.412745</text:p>
          </table:table-cell>
          <table:table-cell table:formula="of:=AVERAGE([.D3:.H3])" office:value-type="float" office:value="10.0014912" calcext:value-type="float">
            <text:p>10.00149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34546" calcext:value-type="float">
            <text:p>7.34546</text:p>
          </table:table-cell>
          <table:table-cell office:value-type="float" office:value="7.605611" calcext:value-type="float">
            <text:p>7.605611</text:p>
          </table:table-cell>
          <table:table-cell office:value-type="float" office:value="7.502455" calcext:value-type="float">
            <text:p>7.502455</text:p>
          </table:table-cell>
          <table:table-cell office:value-type="float" office:value="7.540113" calcext:value-type="float">
            <text:p>7.540113</text:p>
          </table:table-cell>
          <table:table-cell office:value-type="float" office:value="7.510165" calcext:value-type="float">
            <text:p>7.510165</text:p>
          </table:table-cell>
          <table:table-cell table:formula="of:=AVERAGE([.D4:.H4])" office:value-type="float" office:value="7.5007608" calcext:value-type="float">
            <text:p>7.50076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8.084709" calcext:value-type="float">
            <text:p>8.084709</text:p>
          </table:table-cell>
          <table:table-cell office:value-type="float" office:value="8.358297" calcext:value-type="float">
            <text:p>8.358297</text:p>
          </table:table-cell>
          <table:table-cell office:value-type="float" office:value="8.573276" calcext:value-type="float">
            <text:p>8.573276</text:p>
          </table:table-cell>
          <table:table-cell office:value-type="float" office:value="8.682521" calcext:value-type="float">
            <text:p>8.682521</text:p>
          </table:table-cell>
          <table:table-cell office:value-type="float" office:value="8.583699" calcext:value-type="float">
            <text:p>8.583699</text:p>
          </table:table-cell>
          <table:table-cell table:formula="of:=AVERAGE([.D5:.H5])" office:value-type="float" office:value="8.4565004" calcext:value-type="float">
            <text:p>8.4565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0.965223" calcext:value-type="float">
            <text:p>10.965223</text:p>
          </table:table-cell>
          <table:table-cell office:value-type="float" office:value="11.861373" calcext:value-type="float">
            <text:p>11.861373</text:p>
          </table:table-cell>
          <table:table-cell office:value-type="float" office:value="12.315212" calcext:value-type="float">
            <text:p>12.315212</text:p>
          </table:table-cell>
          <table:table-cell office:value-type="float" office:value="12.466239" calcext:value-type="float">
            <text:p>12.466239</text:p>
          </table:table-cell>
          <table:table-cell office:value-type="float" office:value="12.289722" calcext:value-type="float">
            <text:p>12.289722</text:p>
          </table:table-cell>
          <table:table-cell table:formula="of:=AVERAGE([.D7:.H7])" office:value-type="float" office:value="11.9795538" calcext:value-type="float">
            <text:p>11.97955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3284" calcext:value-type="float">
            <text:p>7.73284</text:p>
          </table:table-cell>
          <table:table-cell office:value-type="float" office:value="7.472954" calcext:value-type="float">
            <text:p>7.472954</text:p>
          </table:table-cell>
          <table:table-cell office:value-type="float" office:value="7.166562" calcext:value-type="float">
            <text:p>7.166562</text:p>
          </table:table-cell>
          <table:table-cell office:value-type="float" office:value="7.391251" calcext:value-type="float">
            <text:p>7.391251</text:p>
          </table:table-cell>
          <table:table-cell office:value-type="float" office:value="7.218747" calcext:value-type="float">
            <text:p>7.218747</text:p>
          </table:table-cell>
          <table:table-cell table:formula="of:=AVERAGE([.D8:.H8])" office:value-type="float" office:value="7.3964708" calcext:value-type="float">
            <text:p>7.3964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8.309488" calcext:value-type="float">
            <text:p>8.309488</text:p>
          </table:table-cell>
          <table:table-cell office:value-type="float" office:value="8.363178" calcext:value-type="float">
            <text:p>8.363178</text:p>
          </table:table-cell>
          <table:table-cell office:value-type="float" office:value="8.188459" calcext:value-type="float">
            <text:p>8.188459</text:p>
          </table:table-cell>
          <table:table-cell office:value-type="float" office:value="8.544622" calcext:value-type="float">
            <text:p>8.544622</text:p>
          </table:table-cell>
          <table:table-cell office:value-type="float" office:value="8.35522" calcext:value-type="float">
            <text:p>8.35522</text:p>
          </table:table-cell>
          <table:table-cell table:formula="of:=AVERAGE([.D9:.H9])" office:value-type="float" office:value="8.3521934" calcext:value-type="float">
            <text:p>8.3521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12.017852" calcext:value-type="float">
            <text:p>12.017852</text:p>
          </table:table-cell>
          <table:table-cell office:value-type="float" office:value="11.163908" calcext:value-type="float">
            <text:p>11.163908</text:p>
          </table:table-cell>
          <table:table-cell office:value-type="float" office:value="10.78231" calcext:value-type="float">
            <text:p>10.78231</text:p>
          </table:table-cell>
          <table:table-cell office:value-type="float" office:value="11.265973" calcext:value-type="float">
            <text:p>11.265973</text:p>
          </table:table-cell>
          <table:table-cell office:value-type="float" office:value="10.003712" calcext:value-type="float">
            <text:p>10.003712</text:p>
          </table:table-cell>
          <table:table-cell table:formula="of:=AVERAGE([.D10:.H10])" office:value-type="float" office:value="11.046751" calcext:value-type="float">
            <text:p>11.0467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8.715169" calcext:value-type="float">
            <text:p>8.715169</text:p>
          </table:table-cell>
          <table:table-cell office:value-type="float" office:value="8.95818" calcext:value-type="float">
            <text:p>8.95818</text:p>
          </table:table-cell>
          <table:table-cell office:value-type="float" office:value="8.835054" calcext:value-type="float">
            <text:p>8.835054</text:p>
          </table:table-cell>
          <table:table-cell office:value-type="float" office:value="8.302245" calcext:value-type="float">
            <text:p>8.302245</text:p>
          </table:table-cell>
          <table:table-cell office:value-type="float" office:value="8.3618" calcext:value-type="float">
            <text:p>8.3618</text:p>
          </table:table-cell>
          <table:table-cell table:formula="of:=AVERAGE([.D11:.H11])" office:value-type="float" office:value="8.6344896" calcext:value-type="float">
            <text:p>8.63448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78203" calcext:value-type="float">
            <text:p>7.878203</text:p>
          </table:table-cell>
          <table:table-cell office:value-type="float" office:value="8.300937" calcext:value-type="float">
            <text:p>8.300937</text:p>
          </table:table-cell>
          <table:table-cell office:value-type="float" office:value="7.978405" calcext:value-type="float">
            <text:p>7.978405</text:p>
          </table:table-cell>
          <table:table-cell office:value-type="float" office:value="8.057757" calcext:value-type="float">
            <text:p>8.057757</text:p>
          </table:table-cell>
          <table:table-cell office:value-type="float" office:value="8.9029" calcext:value-type="float">
            <text:p>8.9029</text:p>
          </table:table-cell>
          <table:table-cell table:formula="of:=AVERAGE([.D12:.H12])" office:value-type="float" office:value="8.2236404" calcext:value-type="float">
            <text:p>8.2236404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ragma en segundo f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un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MAVX</text:p>
          </table:table-cell>
          <table:table-cell table:number-columns-repeated="1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4 threads</text:p>
          </table:table-cell>
          <table:table-cell table:style-name="ce1" office:value-type="float" office:value="10.0014912" calcext:value-type="float">
            <text:p>10.0014912</text:p>
          </table:table-cell>
          <table:table-cell table:style-name="ce1" office:value-type="float" office:value="11.9795538" calcext:value-type="float">
            <text:p>11.9795538</text:p>
          </table:table-cell>
          <table:table-cell table:style-name="ce1" office:value-type="float" office:value="11.046751" calcext:value-type="float">
            <text:p>11.0467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8 threads</text:p>
          </table:table-cell>
          <table:table-cell table:style-name="ce1" office:value-type="float" office:value="7.5007608" calcext:value-type="float">
            <text:p>7.5007608</text:p>
          </table:table-cell>
          <table:table-cell table:style-name="ce1" office:value-type="float" office:value="7.3964708" calcext:value-type="float">
            <text:p>7.3964708</text:p>
          </table:table-cell>
          <table:table-cell table:style-name="ce1" office:value-type="float" office:value="8.6344896" calcext:value-type="float">
            <text:p>8.634489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12 threads</text:p>
          </table:table-cell>
          <table:table-cell table:style-name="ce1" office:value-type="float" office:value="8.4565004" calcext:value-type="float">
            <text:p>8.4565004</text:p>
          </table:table-cell>
          <table:table-cell table:style-name="ce1" office:value-type="float" office:value="8.3521934" calcext:value-type="float">
            <text:p>8.3521934</text:p>
          </table:table-cell>
          <table:table-cell table:style-name="ce1" office:value-type="float" office:value="8.2236404" calcext:value-type="float">
            <text:p>8.2236404</text:p>
          </table:table-cell>
          <table:table-cell table:number-columns-repeated="14"/>
        </table:table-row>
      </table:table>
      <table:table table:name="4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4000-128</text:p>
          </table:table-cell>
          <table:table-cell office:value-type="string" calcext:value-type="string">
            <text:p>division por columnas</text:p>
          </table:table-cell>
          <table:table-cell/>
          <table:table-cell office:value-type="string" calcext:value-type="string">
            <text:p>Chunk 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9.736869" calcext:value-type="float">
            <text:p>9.736869</text:p>
          </table:table-cell>
          <table:table-cell office:value-type="float" office:value="9.736212" calcext:value-type="float">
            <text:p>9.736212</text:p>
          </table:table-cell>
          <table:table-cell office:value-type="float" office:value="9.098778" calcext:value-type="float">
            <text:p>9.098778</text:p>
          </table:table-cell>
          <table:table-cell office:value-type="float" office:value="8.78824" calcext:value-type="float">
            <text:p>8.78824</text:p>
          </table:table-cell>
          <table:table-cell office:value-type="float" office:value="8.997763" calcext:value-type="float">
            <text:p>8.997763</text:p>
          </table:table-cell>
          <table:table-cell table:formula="of:=AVERAGE([.D3:.H3])" office:value-type="float" office:value="9.2715724" calcext:value-type="float">
            <text:p>9.27157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.176832" calcext:value-type="float">
            <text:p>5.176832</text:p>
          </table:table-cell>
          <table:table-cell office:value-type="float" office:value="5.185006" calcext:value-type="float">
            <text:p>5.185006</text:p>
          </table:table-cell>
          <table:table-cell office:value-type="float" office:value="5.580058" calcext:value-type="float">
            <text:p>5.580058</text:p>
          </table:table-cell>
          <table:table-cell office:value-type="float" office:value="5.637674" calcext:value-type="float">
            <text:p>5.637674</text:p>
          </table:table-cell>
          <table:table-cell office:value-type="float" office:value="5.392936" calcext:value-type="float">
            <text:p>5.392936</text:p>
          </table:table-cell>
          <table:table-cell table:formula="of:=AVERAGE([.D4:.H4])" office:value-type="float" office:value="5.3945012" calcext:value-type="float">
            <text:p>5.3945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.783622" calcext:value-type="float">
            <text:p>5.783622</text:p>
          </table:table-cell>
          <table:table-cell office:value-type="float" office:value="5.308208" calcext:value-type="float">
            <text:p>5.308208</text:p>
          </table:table-cell>
          <table:table-cell office:value-type="float" office:value="5.330628" calcext:value-type="float">
            <text:p>5.330628</text:p>
          </table:table-cell>
          <table:table-cell office:value-type="float" office:value="5.14238" calcext:value-type="float">
            <text:p>5.14238</text:p>
          </table:table-cell>
          <table:table-cell office:value-type="float" office:value="5.514846" calcext:value-type="float">
            <text:p>5.514846</text:p>
          </table:table-cell>
          <table:table-cell table:formula="of:=AVERAGE([.D5:.H5])" office:value-type="float" office:value="5.4159368" calcext:value-type="float">
            <text:p>5.41593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9.357702" calcext:value-type="float">
            <text:p>9.357702</text:p>
          </table:table-cell>
          <table:table-cell office:value-type="float" office:value="9.876393" calcext:value-type="float">
            <text:p>9.876393</text:p>
          </table:table-cell>
          <table:table-cell office:value-type="float" office:value="9.016483" calcext:value-type="float">
            <text:p>9.016483</text:p>
          </table:table-cell>
          <table:table-cell office:value-type="float" office:value="9.603418" calcext:value-type="float">
            <text:p>9.603418</text:p>
          </table:table-cell>
          <table:table-cell office:value-type="float" office:value="9.267823" calcext:value-type="float">
            <text:p>9.267823</text:p>
          </table:table-cell>
          <table:table-cell table:formula="of:=AVERAGE([.D7:.H7])" office:value-type="float" office:value="9.4243638" calcext:value-type="float">
            <text:p>9.4243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.380811" calcext:value-type="float">
            <text:p>5.380811</text:p>
          </table:table-cell>
          <table:table-cell office:value-type="float" office:value="5.139072" calcext:value-type="float">
            <text:p>5.139072</text:p>
          </table:table-cell>
          <table:table-cell office:value-type="float" office:value="5.569231" calcext:value-type="float">
            <text:p>5.569231</text:p>
          </table:table-cell>
          <table:table-cell office:value-type="float" office:value="5.618385" calcext:value-type="float">
            <text:p>5.618385</text:p>
          </table:table-cell>
          <table:table-cell office:value-type="float" office:value="5.086978" calcext:value-type="float">
            <text:p>5.086978</text:p>
          </table:table-cell>
          <table:table-cell table:formula="of:=AVERAGE([.D8:.H8])" office:value-type="float" office:value="5.3588954" calcext:value-type="float">
            <text:p>5.3588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.035374" calcext:value-type="float">
            <text:p>6.035374</text:p>
          </table:table-cell>
          <table:table-cell office:value-type="float" office:value="5.454959" calcext:value-type="float">
            <text:p>5.454959</text:p>
          </table:table-cell>
          <table:table-cell office:value-type="float" office:value="4.976245" calcext:value-type="float">
            <text:p>4.976245</text:p>
          </table:table-cell>
          <table:table-cell office:value-type="float" office:value="5.434528" calcext:value-type="float">
            <text:p>5.434528</text:p>
          </table:table-cell>
          <table:table-cell office:value-type="float" office:value="5.653802" calcext:value-type="float">
            <text:p>5.653802</text:p>
          </table:table-cell>
          <table:table-cell table:formula="of:=AVERAGE([.D9:.H9])" office:value-type="float" office:value="5.5109816" calcext:value-type="float">
            <text:p>5.5109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11.537208" calcext:value-type="float">
            <text:p>11.537208</text:p>
          </table:table-cell>
          <table:table-cell office:value-type="float" office:value="11.140873" calcext:value-type="float">
            <text:p>11.140873</text:p>
          </table:table-cell>
          <table:table-cell office:value-type="float" office:value="10.552894" calcext:value-type="float">
            <text:p>10.552894</text:p>
          </table:table-cell>
          <table:table-cell office:value-type="float" office:value="9.824932" calcext:value-type="float">
            <text:p>9.824932</text:p>
          </table:table-cell>
          <table:table-cell office:value-type="float" office:value="10.56292" calcext:value-type="float">
            <text:p>10.56292</text:p>
          </table:table-cell>
          <table:table-cell table:formula="of:=AVERAGE([.D10:.H10])" office:value-type="float" office:value="10.7237654" calcext:value-type="float">
            <text:p>10.72376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.744141" calcext:value-type="float">
            <text:p>6.744141</text:p>
          </table:table-cell>
          <table:table-cell office:value-type="float" office:value="6.390202" calcext:value-type="float">
            <text:p>6.390202</text:p>
          </table:table-cell>
          <table:table-cell office:value-type="float" office:value="6.591293" calcext:value-type="float">
            <text:p>6.591293</text:p>
          </table:table-cell>
          <table:table-cell office:value-type="float" office:value="6.763014" calcext:value-type="float">
            <text:p>6.763014</text:p>
          </table:table-cell>
          <table:table-cell office:value-type="float" office:value="6.351337" calcext:value-type="float">
            <text:p>6.351337</text:p>
          </table:table-cell>
          <table:table-cell table:formula="of:=AVERAGE([.D11:.H11])" office:value-type="float" office:value="6.5679974" calcext:value-type="float">
            <text:p>6.5679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.393437" calcext:value-type="float">
            <text:p>6.393437</text:p>
          </table:table-cell>
          <table:table-cell office:value-type="float" office:value="5.905353" calcext:value-type="float">
            <text:p>5.905353</text:p>
          </table:table-cell>
          <table:table-cell office:value-type="float" office:value="6.059878" calcext:value-type="float">
            <text:p>6.059878</text:p>
          </table:table-cell>
          <table:table-cell office:value-type="float" office:value="6.261103" calcext:value-type="float">
            <text:p>6.261103</text:p>
          </table:table-cell>
          <table:table-cell office:value-type="float" office:value="6.174283" calcext:value-type="float">
            <text:p>6.174283</text:p>
          </table:table-cell>
          <table:table-cell table:formula="of:=AVERAGE([.D12:.H12])" office:value-type="float" office:value="6.1588108" calcext:value-type="float">
            <text:p>6.1588108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MAVX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4 threads</text:p>
          </table:table-cell>
          <table:table-cell table:style-name="ce1" office:value-type="float" office:value="9.2715724" calcext:value-type="float">
            <text:p>9.2715724</text:p>
          </table:table-cell>
          <table:table-cell table:style-name="ce1" office:value-type="float" office:value="9.4243638" calcext:value-type="float">
            <text:p>9.4243638</text:p>
          </table:table-cell>
          <table:table-cell table:style-name="ce1" office:value-type="float" office:value="10.7237654" calcext:value-type="float">
            <text:p>10.723765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8 threads</text:p>
          </table:table-cell>
          <table:table-cell table:style-name="ce1" office:value-type="float" office:value="5.3945012" calcext:value-type="float">
            <text:p>5.3945012</text:p>
          </table:table-cell>
          <table:table-cell table:style-name="ce1" office:value-type="float" office:value="5.3588954" calcext:value-type="float">
            <text:p>5.3588954</text:p>
          </table:table-cell>
          <table:table-cell table:style-name="ce1" office:value-type="float" office:value="6.5679974" calcext:value-type="float">
            <text:p>6.567997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12 threads</text:p>
          </table:table-cell>
          <table:table-cell table:style-name="ce1" office:value-type="float" office:value="5.4159368" calcext:value-type="float">
            <text:p>5.4159368</text:p>
          </table:table-cell>
          <table:table-cell table:style-name="ce1" office:value-type="float" office:value="5.5109816" calcext:value-type="float">
            <text:p>5.5109816</text:p>
          </table:table-cell>
          <table:table-cell table:style-name="ce1" office:value-type="float" office:value="6.1588108" calcext:value-type="float">
            <text:p>6.1588108</text:p>
          </table:table-cell>
          <table:table-cell table:number-columns-repeated="13"/>
        </table:table-row>
      </table:table>
      <table:table table:name="8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8000-1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1.341723" calcext:value-type="float">
            <text:p>71.341723</text:p>
          </table:table-cell>
          <table:table-cell office:value-type="float" office:value="73.326886" calcext:value-type="float">
            <text:p>73.326886</text:p>
          </table:table-cell>
          <table:table-cell office:value-type="float" office:value="74.773095" calcext:value-type="float">
            <text:p>74.773095</text:p>
          </table:table-cell>
          <table:table-cell office:value-type="float" office:value="73.390372" calcext:value-type="float">
            <text:p>73.390372</text:p>
          </table:table-cell>
          <table:table-cell office:value-type="float" office:value="76.432154" calcext:value-type="float">
            <text:p>76.432154</text:p>
          </table:table-cell>
          <table:table-cell table:formula="of:=AVERAGE([.D3:.H3])" office:value-type="float" office:value="73.852846" calcext:value-type="float">
            <text:p>73.8528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6.039318" calcext:value-type="float">
            <text:p>56.039318</text:p>
          </table:table-cell>
          <table:table-cell office:value-type="float" office:value="55.454173" calcext:value-type="float">
            <text:p>55.454173</text:p>
          </table:table-cell>
          <table:table-cell office:value-type="float" office:value="55.902366" calcext:value-type="float">
            <text:p>55.902366</text:p>
          </table:table-cell>
          <table:table-cell office:value-type="float" office:value="54.599223" calcext:value-type="float">
            <text:p>54.599223</text:p>
          </table:table-cell>
          <table:table-cell office:value-type="float" office:value="54.671045" calcext:value-type="float">
            <text:p>54.671045</text:p>
          </table:table-cell>
          <table:table-cell table:formula="of:=AVERAGE([.D4:.H4])" office:value-type="float" office:value="55.333225" calcext:value-type="float">
            <text:p>55.3332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40.109803" calcext:value-type="float">
            <text:p>40.109803</text:p>
          </table:table-cell>
          <table:table-cell office:value-type="float" office:value="40.274606" calcext:value-type="float">
            <text:p>40.274606</text:p>
          </table:table-cell>
          <table:table-cell office:value-type="float" office:value="39.298251" calcext:value-type="float">
            <text:p>39.298251</text:p>
          </table:table-cell>
          <table:table-cell office:value-type="float" office:value="41.392301" calcext:value-type="float">
            <text:p>41.392301</text:p>
          </table:table-cell>
          <table:table-cell office:value-type="float" office:value="42.273248" calcext:value-type="float">
            <text:p>42.273248</text:p>
          </table:table-cell>
          <table:table-cell table:formula="of:=AVERAGE([.D5:.H5])" office:value-type="float" office:value="40.6696418" calcext:value-type="float">
            <text:p>40.6696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9.77354" calcext:value-type="float">
            <text:p>39.77354</text:p>
          </table:table-cell>
          <table:table-cell office:value-type="float" office:value="39.380638" calcext:value-type="float">
            <text:p>39.380638</text:p>
          </table:table-cell>
          <table:table-cell office:value-type="float" office:value="37.135787" calcext:value-type="float">
            <text:p>37.135787</text:p>
          </table:table-cell>
          <table:table-cell office:value-type="float" office:value="38.310579" calcext:value-type="float">
            <text:p>38.310579</text:p>
          </table:table-cell>
          <table:table-cell office:value-type="float" office:value="37.631774" calcext:value-type="float">
            <text:p>37.631774</text:p>
          </table:table-cell>
          <table:table-cell table:formula="of:=AVERAGE([.D6:.H6])" office:value-type="float" office:value="38.4464636" calcext:value-type="float">
            <text:p>38.4464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4.353999" calcext:value-type="float">
            <text:p>74.353999</text:p>
          </table:table-cell>
          <table:table-cell office:value-type="float" office:value="74.506424" calcext:value-type="float">
            <text:p>74.506424</text:p>
          </table:table-cell>
          <table:table-cell office:value-type="float" office:value="74.997493" calcext:value-type="float">
            <text:p>74.997493</text:p>
          </table:table-cell>
          <table:table-cell office:value-type="float" office:value="72.852208" calcext:value-type="float">
            <text:p>72.852208</text:p>
          </table:table-cell>
          <table:table-cell office:value-type="float" office:value="76.267056" calcext:value-type="float">
            <text:p>76.267056</text:p>
          </table:table-cell>
          <table:table-cell table:formula="of:=AVERAGE([.D8:.H8])" office:value-type="float" office:value="74.595436" calcext:value-type="float">
            <text:p>74.5954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4.363236" calcext:value-type="float">
            <text:p>54.363236</text:p>
          </table:table-cell>
          <table:table-cell office:value-type="float" office:value="54.895653" calcext:value-type="float">
            <text:p>54.895653</text:p>
          </table:table-cell>
          <table:table-cell office:value-type="float" office:value="54.942697" calcext:value-type="float">
            <text:p>54.942697</text:p>
          </table:table-cell>
          <table:table-cell office:value-type="float" office:value="55.339191" calcext:value-type="float">
            <text:p>55.339191</text:p>
          </table:table-cell>
          <table:table-cell office:value-type="float" office:value="56.37987" calcext:value-type="float">
            <text:p>56.37987</text:p>
          </table:table-cell>
          <table:table-cell table:formula="of:=AVERAGE([.D9:.H9])" office:value-type="float" office:value="55.1841294" calcext:value-type="float">
            <text:p>55.1841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41.282402" calcext:value-type="float">
            <text:p>41.282402</text:p>
          </table:table-cell>
          <table:table-cell office:value-type="float" office:value="41.865626" calcext:value-type="float">
            <text:p>41.865626</text:p>
          </table:table-cell>
          <table:table-cell office:value-type="float" office:value="40.509458" calcext:value-type="float">
            <text:p>40.509458</text:p>
          </table:table-cell>
          <table:table-cell office:value-type="float" office:value="40.08031" calcext:value-type="float">
            <text:p>40.08031</text:p>
          </table:table-cell>
          <table:table-cell office:value-type="float" office:value="40.465699" calcext:value-type="float">
            <text:p>40.465699</text:p>
          </table:table-cell>
          <table:table-cell table:formula="of:=AVERAGE([.D10:.H10])" office:value-type="float" office:value="40.840699" calcext:value-type="float">
            <text:p>40.8406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7.80767" calcext:value-type="float">
            <text:p>37.80767</text:p>
          </table:table-cell>
          <table:table-cell office:value-type="float" office:value="39.921125" calcext:value-type="float">
            <text:p>39.921125</text:p>
          </table:table-cell>
          <table:table-cell office:value-type="float" office:value="38.421144" calcext:value-type="float">
            <text:p>38.421144</text:p>
          </table:table-cell>
          <table:table-cell office:value-type="float" office:value="38.169308" calcext:value-type="float">
            <text:p>38.169308</text:p>
          </table:table-cell>
          <table:table-cell office:value-type="float" office:value="37.460158" calcext:value-type="float">
            <text:p>37.460158</text:p>
          </table:table-cell>
          <table:table-cell table:formula="of:=AVERAGE([.D11:.H11])" office:value-type="float" office:value="38.355881" calcext:value-type="float">
            <text:p>38.35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81.340129" calcext:value-type="float">
            <text:p>81.340129</text:p>
          </table:table-cell>
          <table:table-cell office:value-type="float" office:value="78.311167" calcext:value-type="float">
            <text:p>78.311167</text:p>
          </table:table-cell>
          <table:table-cell office:value-type="float" office:value="80.465031" calcext:value-type="float">
            <text:p>80.465031</text:p>
          </table:table-cell>
          <table:table-cell office:value-type="float" office:value="79.620155" calcext:value-type="float">
            <text:p>79.620155</text:p>
          </table:table-cell>
          <table:table-cell office:value-type="float" office:value="78.043144" calcext:value-type="float">
            <text:p>78.043144</text:p>
          </table:table-cell>
          <table:table-cell table:formula="of:=AVERAGE([.D12:.H12])" office:value-type="float" office:value="79.5559252" calcext:value-type="float">
            <text:p>79.55592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8.217662" calcext:value-type="float">
            <text:p>58.217662</text:p>
          </table:table-cell>
          <table:table-cell office:value-type="float" office:value="63.17084" calcext:value-type="float">
            <text:p>63.17084</text:p>
          </table:table-cell>
          <table:table-cell office:value-type="float" office:value="62.221485" calcext:value-type="float">
            <text:p>62.221485</text:p>
          </table:table-cell>
          <table:table-cell office:value-type="float" office:value="60.590629" calcext:value-type="float">
            <text:p>60.590629</text:p>
          </table:table-cell>
          <table:table-cell office:value-type="float" office:value="57.737059" calcext:value-type="float">
            <text:p>57.737059</text:p>
          </table:table-cell>
          <table:table-cell table:formula="of:=AVERAGE([.D13:.H13])" office:value-type="float" office:value="60.387535" calcext:value-type="float">
            <text:p>60.3875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45.311963" calcext:value-type="float">
            <text:p>45.311963</text:p>
          </table:table-cell>
          <table:table-cell office:value-type="float" office:value="45.364525" calcext:value-type="float">
            <text:p>45.364525</text:p>
          </table:table-cell>
          <table:table-cell office:value-type="float" office:value="44.941829" calcext:value-type="float">
            <text:p>44.941829</text:p>
          </table:table-cell>
          <table:table-cell office:value-type="float" office:value="43.712329" calcext:value-type="float">
            <text:p>43.712329</text:p>
          </table:table-cell>
          <table:table-cell office:value-type="float" office:value="45.520555" calcext:value-type="float">
            <text:p>45.520555</text:p>
          </table:table-cell>
          <table:table-cell table:formula="of:=AVERAGE([.D14:.H14])" office:value-type="float" office:value="44.9702402" calcext:value-type="float">
            <text:p>44.9702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532315" calcext:value-type="float">
            <text:p>46.532315</text:p>
          </table:table-cell>
          <table:table-cell office:value-type="float" office:value="42.784829" calcext:value-type="float">
            <text:p>42.784829</text:p>
          </table:table-cell>
          <table:table-cell office:value-type="float" office:value="44.711887" calcext:value-type="float">
            <text:p>44.711887</text:p>
          </table:table-cell>
          <table:table-cell office:value-type="float" office:value="42.274151" calcext:value-type="float">
            <text:p>42.274151</text:p>
          </table:table-cell>
          <table:table-cell office:value-type="float" office:value="42.887838" calcext:value-type="float">
            <text:p>42.887838</text:p>
          </table:table-cell>
          <table:table-cell table:formula="of:=AVERAGE([.D15:.H15])" office:value-type="float" office:value="43.838204" calcext:value-type="float">
            <text:p>43.838204</text:p>
          </table:table-cell>
          <table:table-cell table:number-columns-repeated="10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2"/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O3</text:p>
          </table:table-cell>
          <table:table-cell table:style-name="ce5" office:value-type="string" calcext:value-type="string">
            <text:p>MAVX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4 threads</text:p>
          </table:table-cell>
          <table:table-cell table:style-name="ce5" office:value-type="float" office:value="73.852846" calcext:value-type="float">
            <text:p>73.852846</text:p>
          </table:table-cell>
          <table:table-cell table:style-name="ce5" office:value-type="float" office:value="74.595436" calcext:value-type="float">
            <text:p>74.595436</text:p>
          </table:table-cell>
          <table:table-cell table:style-name="ce5" office:value-type="float" office:value="79.5559252" calcext:value-type="float">
            <text:p>79.555925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6 threads</text:p>
          </table:table-cell>
          <table:table-cell table:style-name="ce5" office:value-type="float" office:value="55.333225" calcext:value-type="float">
            <text:p>55.333225</text:p>
          </table:table-cell>
          <table:table-cell table:style-name="ce5" office:value-type="float" office:value="55.1841294" calcext:value-type="float">
            <text:p>55.1841294</text:p>
          </table:table-cell>
          <table:table-cell table:style-name="ce5" office:value-type="float" office:value="60.387535" calcext:value-type="float">
            <text:p>60.38753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8 threads</text:p>
          </table:table-cell>
          <table:table-cell table:style-name="ce5" office:value-type="float" office:value="40.6696418" calcext:value-type="float">
            <text:p>40.6696418</text:p>
          </table:table-cell>
          <table:table-cell table:style-name="ce5" office:value-type="float" office:value="40.840699" calcext:value-type="float">
            <text:p>40.840699</text:p>
          </table:table-cell>
          <table:table-cell table:style-name="ce5" office:value-type="float" office:value="44.9702402" calcext:value-type="float">
            <text:p>44.970240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12 threads</text:p>
          </table:table-cell>
          <table:table-cell table:style-name="ce5" office:value-type="float" office:value="38.4464636" calcext:value-type="float">
            <text:p>38.4464636</text:p>
          </table:table-cell>
          <table:table-cell table:style-name="ce5" office:value-type="float" office:value="38.355881" calcext:value-type="float">
            <text:p>38.355881</text:p>
          </table:table-cell>
          <table:table-cell table:style-name="ce5" office:value-type="float" office:value="43.838204" calcext:value-type="float">
            <text:p>43.83820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8:53:15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7-11-03T19:13:52.701000000</dc:date>
    <meta:editing-duration>PT31M</meta:editing-duration>
    <meta:editing-cycles>3</meta:editing-cycles>
    <meta:document-statistic meta:table-count="4" meta:cell-count="457" meta:object-count="0"/>
  </office:meta>
</office:document-meta>
</file>